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Century Gothi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Century Gothic" fo:font-size="10pt" style:font-size-asian="10pt" style:font-size-complex="10pt"/>
    </style:style>
    <style:style style:name="P3" style:family="paragraph" style:parent-style-name="Standard">
      <style:text-properties style:font-name="Century Gothic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Century Gothic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font-name="Century Gothic" fo:font-size="10pt" style:font-size-asian="10pt" style:font-size-complex="10pt"/>
    </style:style>
    <style:style style:name="T4" style:family="text">
      <style:text-properties style:text-line-through-style="solid" fo:font-size="10pt" style:font-size-asian="10pt" style:font-size-complex="10pt"/>
    </style:style>
    <style:style style:name="T5" style:family="text">
      <style:text-properties style:font-name="Century Gothic"/>
    </style:style>
    <style:style style:name="T6" style:family="text">
      <style:text-properties style:font-name="Century Gothic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e : DDMMYYYY</text:p>
      <text:p text:style-name="P1"></text:p>
      <text:p text:style-name="P1"></text:p>
      <text:p text:style-name="P1"></text:p>
      <text:p text:style-name="P1"></text:p>
      <text:p text:style-name="P3">The Board of Directors</text:p>
      <text:p text:style-name="P3">AAA</text:p>
      <text:p text:style-name="P3">UEN : BBB</text:p>
      <text:p text:style-name="P1">Add-1 </text:p>
      <text:p text:style-name="P1">Add-2</text:p>
      <text:p text:style-name="P1">Add-3</text:p>
      <text:p text:style-name="P1"></text:p>
      <text:p text:style-name="P1"></text:p>
      <text:p text:style-name="P1"></text:p>
      <text:p text:style-name="P1">Dear Sirs/ Mdm</text:p>
      <text:p text:style-name="P1"></text:p>
      <text:p text:style-name="P4">RE : CONSENT OF WAIVER TO THE PRE-EMPTION RIGHT</text:p>
      <text:p text:style-name="P1"></text:p>
      <text:p text:style-name="P1">*<text:span text:style-name="T2">I</text:span>/We being the shareholder(s) of <text:span text:style-name="T1">AAA</text:span> <text:span text:style-name="T1"><text:s/>(Co. Reg. No : BBB)</text:span>, hereby given notice of *<text:span text:style-name="T2">my</text:span>/our consent to waive *<text:span text:style-name="T2">my</text:span>/our Pre-Emption right under the Company Articles and that *<text:span text:style-name="T2">I</text:span>/we do not have any objection to the :</text:p>
      <text:p text:style-name="P1"></text:p>
      <text:p text:style-name="P1">1. <text:s text:c="2"/>Allotment of L-1 (M-1) Ordinary Shares of SGD1.00 <text:s/>each to CCC, NRIC No : N-1. </text:p>
      <text:p text:style-name="P1"></text:p>
      <text:p text:style-name="P1">2. <text:s text:c="2"/>Allotment of L-2 (M-2) Ordinary Shares of SGD1.00 <text:s/>each to CCC, NRIC No : N-2. </text:p>
      <text:p text:style-name="P1"></text:p>
      <text:p text:style-name="P1">3. <text:s text:c="2"/>We certify that we do not have any claims whatsoever against the Company.</text:p>
      <text:p text:style-name="P1"></text:p>
      <text:p text:style-name="P1"></text:p>
      <text:p text:style-name="P1"></text:p>
      <text:p text:style-name="P1"></text:p>
      <text:p text:style-name="P2"><text:span text:style-name="T1">SHAREHOLDERS</text:span></text:p>
      <text:p text:style-name="P1"></text:p>
      <text:p text:style-name="P1"></text:p>
      <text:p text:style-name="P1"></text:p>
      <text:p text:style-name="P1"></text:p>
      <text:p text:style-name="P1"></text:p>
      <text:p text:style-name="P1">___________________________ <text:s text:c="14"/><text:tab/><text:tab/><text:tab/><text:tab/> _______________________</text:p>
      <text:p text:style-name="P1">CCC<text:tab/><text:tab/><text:tab/> <text:s text:c="11"/><text:tab/><text:tab/><text:tab/><text:tab/><text:tab/> DDD<text:tab/> <text:s/></text:p>
      <text:p text:style-name="P1">NRIC No : N-1 <text:s text:c="10"/><text:tab/><text:tab/><text:tab/><text:tab/><text:tab/><text:tab/><text:tab/> NRIC No : N-2 </text:p>
      <text:p text:style-name="P1"></text:p>
      <text:p text:style-name="P1"></text:p>
      <text:p text:style-name="P1"></text:p>
      <text:p text:style-name="P1"></text:p>
      <text:p text:style-name="P1">* Delete where necessary</text:p>
      <text:p text:style-name="P1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11T10:45:31</meta:creation-date>
    <dc:date>2015-12-11T10:47:59</dc:date>
    <dc:creator>phung11764 </dc:creator>
    <meta:editing-duration>P0D</meta:editing-duration>
    <meta:editing-cycles>1</meta:editing-cycles>
    <meta:document-statistic meta:table-count="0" meta:image-count="0" meta:object-count="0" meta:page-count="1" meta:paragraph-count="44" meta:word-count="126" meta:character-count="808" meta:non-whitespace-character-count="583"/>
    <meta:generator>LibreOffice/3.5$Linux_X86_64 LibreOffice_project/350m1$Build-2</meta:generator>
  </office:meta>
</office:document-meta>
</file>